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24pt" style:font-size-asian="24pt" style:font-size-complex="24pt"/>
    </style:style>
    <style:style style:name="P2" style:family="paragraph" style:parent-style-name="Standard">
      <style:paragraph-properties fo:line-height="200%"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line-height="100%" fo:text-align="center" style:justify-single-word="false"/>
      <style:text-properties fo:font-size="16pt" style:font-size-asian="16pt" style:font-size-complex="16pt"/>
    </style:style>
    <style:style style:name="P4" style:family="paragraph" style:parent-style-name="Standard">
      <style:paragraph-properties fo:line-height="200%" fo:text-align="center" style:justify-single-word="false"/>
      <style:text-properties fo:font-size="28pt" style:font-size-asian="28pt" style:font-size-complex="28pt"/>
    </style:style>
    <style:style style:name="P5" style:family="paragraph" style:parent-style-name="Standard">
      <style:paragraph-properties fo:line-height="200%" fo:text-align="start" style:justify-single-word="false"/>
      <style:text-properties fo:font-size="14pt" fo:font-weight="normal" style:font-size-asian="14pt" style:font-weight-asian="normal" style:font-size-complex="14pt" style:font-weight-complex="normal"/>
    </style:style>
    <style:style style:name="P6" style:family="paragraph" style:parent-style-name="Standard">
      <style:paragraph-properties fo:line-height="200%" fo:text-align="start" style:justify-single-word="false"/>
    </style:style>
    <style:style style:name="P7" style:family="paragraph" style:parent-style-name="Standard" style:list-style-name="L2">
      <style:paragraph-properties fo:line-height="200%" fo:text-align="start" style:justify-single-word="false"/>
    </style:style>
    <style:style style:name="P8" style:family="paragraph" style:parent-style-name="Standard">
      <style:paragraph-properties fo:line-height="200%" fo:text-align="center" style:justify-single-word="false" fo:break-before="page"/>
      <style:text-properties fo:font-size="24pt" fo:font-weight="bold" style:font-size-asian="24pt" style:font-weight-asian="bold" style:font-size-complex="24pt" style:font-weight-complex="bold"/>
    </style:style>
    <style:style style:name="P9" style:family="paragraph" style:parent-style-name="Standard">
      <style:paragraph-properties fo:line-height="200%" fo:text-align="start" style:justify-single-word="false" fo:break-before="page"/>
      <style:text-properties fo:font-size="20pt" style:font-size-asian="20pt" style:font-size-complex="20pt"/>
    </style:style>
    <style:style style:name="P10" style:family="paragraph" style:parent-style-name="Standard">
      <style:paragraph-properties fo:margin-left="0in" fo:margin-right="0in" fo:line-height="200%" fo:text-align="start" style:justify-single-word="false" fo:text-indent="0in" style:auto-text-indent="true"/>
      <style:text-properties fo:font-size="14pt" fo:font-weight="normal" style:font-size-asian="14pt" style:font-weight-asian="normal" style:font-size-complex="14pt" style:font-weight-complex="normal"/>
    </style:style>
    <style:style style:name="P11" style:family="paragraph" style:parent-style-name="Standard">
      <style:paragraph-properties fo:margin-left="0in" fo:margin-right="0in" fo:line-height="200%" fo:text-align="start" style:justify-single-word="false" fo:text-indent="0in" style:auto-text-indent="false"/>
      <style:text-properties fo:font-size="20pt" fo:font-weight="bold" style:font-size-asian="20pt" style:font-weight-asian="bold" style:font-size-complex="20pt" style:font-weight-complex="bold"/>
    </style:style>
    <style:style style:name="P12" style:family="paragraph" style:parent-style-name="Standard">
      <style:paragraph-properties fo:margin-left="0in" fo:margin-right="0in" fo:line-height="200%" fo:text-align="start" style:justify-single-word="false" fo:text-indent="0in" style:auto-text-indent="false"/>
      <style:text-properties fo:font-size="24pt" fo:font-weight="bold" style:font-size-asian="24pt" style:font-weight-asian="bold" style:font-size-complex="24pt" style:font-weight-complex="bold"/>
    </style:style>
    <style:style style:name="P13" style:family="paragraph" style:parent-style-name="Header">
      <style:paragraph-properties fo:text-align="end" style:justify-single-word="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in" fo:text-indent="-0.25in" fo:margin-left="0.5in"/>
        </style:list-level-properties>
      </text:list-level-style-number>
      <text:list-level-style-number text:level="2" text:style-name="Numbering_20_Symbols"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text:p>
      <text:p text:style-name="P4"><text:span text:style-name="T2">Project 1</text:span></text:p>
      <text:p text:style-name="P3">Title</text:p>
      <text:p text:style-name="P1"><text:span text:style-name="T2">Mastermind</text:span></text:p>
      <text:p text:style-name="P3">Course</text:p>
      <text:p text:style-name="P1"><text:span text:style-name="T2">CIS-5</text:span></text:p>
      <text:p text:style-name="P3">Section</text:p>
      <text:p text:style-name="P1"><text:span text:style-name="T2">46023</text:span></text:p>
      <text:p text:style-name="P3">Date</text:p>
      <text:p text:style-name="P1"><text:span text:style-name="T2">7/21/2014</text:span></text:p>
      <text:p text:style-name="P3">Author</text:p>
      <text:p text:style-name="P2">Patrick Glenning</text:p>
      <text:p text:style-name="P8">Table of Contents</text:p>
      <text:p text:style-name="P2"/>
      <text:list xml:id="list7099908047315291921" text:style-name="L2">
        <text:list-item>
          <text:p text:style-name="P7"><text:span text:style-name="T1">Introduction</text:span></text:p>
        </text:list-item>
        <text:list-item>
          <text:p text:style-name="P7"><text:span text:style-name="T1">Game-Play &amp; Rules</text:span></text:p>
        </text:list-item>
        <text:list-item>
          <text:p text:style-name="P7"><text:span text:style-name="T1">Development Summary</text:span></text:p>
        </text:list-item>
        <text:list-item>
          <text:p text:style-name="P7"><text:span text:style-name="T1">Description</text:span></text:p>
        </text:list-item>
        <text:list-item>
          <text:p text:style-name="P7"><text:span text:style-name="T1">Flow Chart</text:span></text:p>
        </text:list-item>
        <text:list-item>
          <text:p text:style-name="P7"><text:span text:style-name="T1">Variables</text:span></text:p>
        </text:list-item>
        <text:list-item>
          <text:p text:style-name="P7"><text:span text:style-name="T1">Program</text:span></text:p>
        </text:list-item>
      </text:list>
      <text:p text:style-name="P6"><text:span text:style-name="T1"/></text:p>
      <text:p text:style-name="P9"><text:span text:style-name="T2">Introduction</text:span></text:p>
      <text:p text:style-name="P5">Title: Mastermind</text:p>
      <text:p text:style-name="P10">This game is a classic board game which has one player attempting to crack the code created by another player. Traditionally, the code to crack is four (4) colors arranged randomly, and the person attempting to crack the code is allotted ten (10) attempts. The game with pegs was created in 1970, by Mordecai Meirowitz, an Israeli postmaster and telecommunications expert, and was modeled after a paper and pencil game called “Bulls and Cows.”</text:p>
      <text:p text:style-name="P11">Game-Play &amp; Rules</text:p>
      <text:p text:style-name="P10">The code-maker (computer in this case) arranges a string of 4-6 colors, in any order, chosen from a pool of six (6) colors (red, orange, yellow, green, blue, purple). They may use any one color as frequently as they want (e.g. four (4) red pegs in a row). This combination is not revealed to the code-breaker. Once the code has been generated, the code-breaker has 8-12 attempts to match the code-maker's combination. After each attempt, the code-maker is only allowed to reveal the number of colors in the correct position, and correct colors in the wrong position. Correct positions are indicated by the (+) symbol, and correct colors in the wrong position are indicated by the (~) symbol. If the code-breaker is unable to break the code in the allotted number of turns, the code-maker wins the game.</text:p>
      <text:p text:style-name="P12"><text:soft-page-break/>Development Summary</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Glenning <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trick Glenning</meta:initial-creator>
    <meta:creation-date>2014-07-14T16:44:01.74</meta:creation-date>
    <meta:document-statistic meta:table-count="0" meta:image-count="0" meta:object-count="0" meta:page-count="4" meta:paragraph-count="26" meta:word-count="256" meta:character-count="1525"/>
    <dc:date>2014-07-14T17:20:39.75</dc:date>
    <dc:creator>Patrick Glenning</dc:creator>
    <meta:editing-duration>PT2M6S</meta:editing-duration>
    <meta:editing-cycles>1</meta:editing-cycles>
    <meta:generator>OpenOffice/4.1.0$Win32 OpenOffice.org_project/410m18$Build-9764</meta:generator>
  </office:meta>
</office:document-meta>
</file>